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83.05mm" svg:y="0mm">
            <loext:p draw:notify-on-update-of-ranges="Sheet1.A1:Sheet1.A5 Sheet1.B1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07.38mm" svg:y="100.93mm">
            <loext:p draw:notify-on-update-of-ranges="Sheet1.C24:Sheet1.C28 Sheet1.D24:Sheet1.D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18"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0">00/00/0000</text:date>, <text:time style:data-style-name="N2" text:time-value="10:30:48.955868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09:21:14.286770525</meta:creation-date>
    <dc:date>2020-01-20T10:44:26.661937576</dc:date>
    <meta:editing-duration>PT19M48S</meta:editing-duration>
    <meta:editing-cycles>3</meta:editing-cycles>
    <meta:generator>LibreOffice/5.1.6.2$Linux_X86_64 LibreOffice_project/10m0$Build-2</meta:generator>
    <meta:document-statistic meta:table-count="1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A1:Sheet1.A5</svg:desc>
                </draw:g>
              </table:table-cell>
              <table:table-cell office:value-type="float" office:value="55">
                <text:p>55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C24:Sheet1.D28" svg:x="0.764cm" svg:y="0.134cm" svg:width="12.503cm" svg:height="8.642cm">
          <chartooo:coordinate-region svg:x="1.385cm" svg:y="0.333cm" svg:width="11.695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4:Sheet1.D28" chart:class="chart:scatter">
            <chart:domain table:cell-range-address="Sheet1.C24:Sheet1.C28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C24:Sheet1.C28</svg:desc>
                </draw:g>
              </table:table-cell>
              <table:table-cell office:value-type="float" office:value="10">
                <text:p>10</text:p>
                <draw:g>
                  <svg:desc>Sheet1.D24:Sheet1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